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5.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5.5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T1" style:family="text">
      <style:text-properties fo:color="#008000"/>
    </style:style>
    <style:style style:name="T2" style:family="text">
      <style:text-properties fo:color="#00ff00"/>
    </style:style>
    <style:style style:name="T3" style:family="text">
      <style:text-properties fo:color="#ff0000"/>
    </style:style>
    <style:style style:name="T4" style:family="text">
      <style:text-properties fo:color="#9966cc"/>
    </style:style>
    <style:style style:name="T5" style:family="text">
      <style:text-properties fo:color="#7da647"/>
    </style:style>
    <style:style style:name="T6" style:family="text">
      <style:text-properties fo:color="#0000ff"/>
    </style:style>
    <style:style style:name="T7" style:family="text">
      <style:text-properties fo:color="#00ae00"/>
    </style:style>
    <style:style style:name="T8" style:family="text">
      <style:text-properties fo:color="#ffcc99"/>
    </style:style>
    <style:style style:name="T9" style:family="text">
      <style:text-properties fo:color="#ff3333"/>
    </style:style>
    <style:style style:name="T10" style:family="text">
      <style:text-properties fo:color="#cc6633"/>
    </style:style>
    <style:style style:name="T11" style:family="text">
      <style:text-properties fo:color="#b80047"/>
    </style:style>
    <style:style style:name="T12" style:family="text">
      <style:text-properties fo:color="#ff00ff"/>
    </style:style>
    <style:style style:name="T13" style:family="text">
      <style:text-properties fo:color="#0047ff"/>
    </style:style>
    <style:style style:name="T14" style:family="text">
      <style:text-properties fo:color="#9999ff"/>
    </style:style>
    <style:style style:name="T15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13.666cm" svg:height="25.32cm" svg:x="1.504cm" svg:y="1.364cm">
          <draw:text-box>
            <text:p><text:s text:c="2"/>d1 <text:s/>= C6 * C7;</text:p>
            <text:p><text:s text:c="2"/>d2 <text:s/>= S6 * C7;</text:p>
            <text:p><text:s text:c="2"/>d3 <text:s/>= C5 * d1 - S5 * S7;</text:p>
            <text:p><text:s text:c="2"/>d4 <text:s/>= S5 * d1 + C5 * S7;</text:p>
            <text:p><text:s text:c="2"/>d5 <text:s/>=-C5 * S6;</text:p>
            <text:p><text:s text:c="2"/>d6 <text:s/>=-S5 * S6;</text:p>
            <text:p><text:s text:c="2"/>d7 <text:s/>= <text:span text:style-name="T1">C4</text:span> * d3 + <text:span text:style-name="T1">S4</text:span> * d2;</text:p>
            <text:p><text:s text:c="2"/>d8 <text:s/>=-<text:span text:style-name="T1">S4</text:span> * d3 + <text:span text:style-name="T1">C4</text:span> * d2;</text:p>
            <text:p><text:s text:c="2"/>d9 <text:s/>= <text:span text:style-name="T1">C4</text:span> * d5 + <text:span text:style-name="T1">S4</text:span> * C6;</text:p>
            <text:p><text:s text:c="2"/>d10 =-<text:span text:style-name="T1">S4</text:span> * d5 + <text:span text:style-name="T1">C4</text:span> * C6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d13 = <text:span text:style-name="T4">C3</text:span> * d7 - <text:span text:style-name="T4">S3</text:span> * d4;</text:p>
            <text:p><text:s text:c="2"/>d14 =-<text:span text:style-name="T4">S3</text:span> * d7 - <text:span text:style-name="T4">C3</text:span> * d4; </text:p>
            <text:p><text:s text:c="2"/>d15 = <text:span text:style-name="T4">C3</text:span> * d9 - <text:span text:style-name="T4">S3</text:span> * d6;</text:p>
            <text:p><text:s text:c="2"/>d16 =-<text:span text:style-name="T4">S3</text:span> * d9 - <text:span text:style-name="T4">C3</text:span> * d6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d19 = C2 * d13 - S2 * d8; </text:p>
            <text:p><text:s text:c="2"/><text:span text:style-name="T6">d20</text:span> = S2 * d13 + C2 * d8;</text:p>
            <text:p><text:s text:c="2"/>d21 = C2 * d15 - S2 * d10;</text:p>
            <text:p><text:s text:c="2"/><text:span text:style-name="T6">d22</text:span> = S2 * d15 + C2 * d10;</text:p>
            <text:p><text:s text:c="2"/>d23 = C2 * <text:span text:style-name="T7">d17</text:span> - S2 * (<text:span text:style-name="T2">d12</text:span> + <text:span text:style-name="T3">r3</text:span>);</text:p>
            <text:p><text:s text:c="2"/><text:span text:style-name="T6">d24</text:span> = S2 * <text:span text:style-name="T7">d17</text:span> + C2 * (<text:span text:style-name="T2">d12</text:span> + <text:span text:style-name="T3">r3</text:span>);</text:p>
            <text:p><text:s text:c="2"/><text:span text:style-name="T6">d25</text:span> = C1 * d19 + S1 * d14;</text:p>
            <text:p><text:s text:c="2"/><text:span text:style-name="T6">d26</text:span> = S1 * d19 - C1 * d14;</text:p>
            <text:p><text:s text:c="2"/><text:span text:style-name="T6">d27</text:span> = C1 * d21 + S1 * d16;</text:p>
            <text:p><text:s text:c="2"/><text:span text:style-name="T6">d28</text:span> = S1 * d21 - C1 * d16;</text:p>
            <text:p><text:s text:c="2"/><text:span text:style-name="T6">d29</text:span> = C1 * d23 + S1 * <text:span text:style-name="T7">d18</text:span>;</text:p>
            <text:p><text:s text:c="2"/><text:span text:style-name="T6">d30</text:span> = S1 * d23 - C1 * <text:span text:style-name="T7">d18</text:span>;</text:p>
            <text:p/>
            <text:p>d29*d29 + d30*d30 = d23*d23 + d18*d18</text:p>
            <text:p>d23=e2*sqrt(d29*d29 + d30*d30 - d18*d18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13.666cm" svg:height="25.32cm" svg:x="1.504cm" svg:y="1.364cm">
          <draw:text-box>
            <text:p><text:s text:c="2"/>d1 <text:s/>= C6 * C7;</text:p>
            <text:p><text:s text:c="2"/>d2 <text:s/>= S6 * C7;</text:p>
            <text:p><text:s text:c="2"/>d3 <text:s/>= C5 * d1 - S5 * S7;</text:p>
            <text:p><text:s text:c="2"/>d4 <text:s/>= S5 * d1 + C5 * S7;</text:p>
            <text:p><text:s text:c="2"/>d5 <text:s/>=-C5 * S6;</text:p>
            <text:p><text:s text:c="2"/>d6 <text:s/>=-S5 * S6;</text:p>
            <text:p><text:s text:c="2"/>d7 <text:s/>= <text:span text:style-name="T1">C4</text:span> * d3 + <text:span text:style-name="T1">S4</text:span> * d2;</text:p>
            <text:p><text:s text:c="2"/>d8 <text:s/>=-<text:span text:style-name="T1">S4</text:span> * d3 + <text:span text:style-name="T1">C4</text:span> * d2;</text:p>
            <text:p><text:s text:c="2"/>d9 <text:s/>= <text:span text:style-name="T1">C4</text:span> * d5 + <text:span text:style-name="T1">S4</text:span> * C6;</text:p>
            <text:p><text:s text:c="2"/>d10 =-<text:span text:style-name="T1">S4</text:span> * d5 + <text:span text:style-name="T1">C4</text:span> * C6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d13 = <text:span text:style-name="T4">C3</text:span> * d7 - <text:span text:style-name="T4">S3</text:span> * d4;</text:p>
            <text:p><text:s text:c="2"/>d14 =-<text:span text:style-name="T4">S3</text:span> * d7 - <text:span text:style-name="T4">C3</text:span> * d4; </text:p>
            <text:p><text:s text:c="2"/>d15 = <text:span text:style-name="T4">C3</text:span> * d9 - <text:span text:style-name="T4">S3</text:span> * d6;</text:p>
            <text:p><text:s text:c="2"/>d16 =-<text:span text:style-name="T4">S3</text:span> * d9 - <text:span text:style-name="T4">C3</text:span> * d6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d19 = C2 * d13 - S2 * d8; </text:p>
            <text:p><text:s text:c="2"/><text:span text:style-name="T6">d20</text:span> = S2 * d13 + C2 * d8;</text:p>
            <text:p><text:s text:c="2"/>d21 = C2 * d15 - S2 * d10;</text:p>
            <text:p><text:s text:c="2"/><text:span text:style-name="T6">d22</text:span> = S2 * d15 + C2 * d10;</text:p>
            <text:p><text:s text:c="2"/><text:span text:style-name="T8">d23</text:span> = C2 * <text:span text:style-name="T7">d17</text:span> - S2 * (<text:span text:style-name="T2">d12</text:span> + <text:span text:style-name="T3">r3</text:span>);</text:p>
            <text:p><text:s text:c="2"/><text:span text:style-name="T6">d24</text:span> = S2 * <text:span text:style-name="T7">d17</text:span> + C2 * (<text:span text:style-name="T2">d12</text:span> + <text:span text:style-name="T3">r3</text:span>);</text:p>
            <text:p><text:s text:c="2"/><text:span text:style-name="T6">d25</text:span> = C1 * d19 + S1 * d14;</text:p>
            <text:p><text:s text:c="2"/><text:span text:style-name="T6">d26</text:span> = S1 * d19 - C1 * d14;</text:p>
            <text:p><text:s text:c="2"/><text:span text:style-name="T6">d27</text:span> = C1 * d21 + S1 * d16;</text:p>
            <text:p><text:s text:c="2"/><text:span text:style-name="T6">d28</text:span> = S1 * d21 - C1 * d16;</text:p>
            <text:p><text:s text:c="2"/><text:span text:style-name="T6">d29</text:span> = C1 * <text:span text:style-name="T8">d23</text:span> + S1 * <text:span text:style-name="T7">d18</text:span>;</text:p>
            <text:p><text:s text:c="2"/><text:span text:style-name="T6">d30</text:span> = S1 * <text:span text:style-name="T8">d23</text:span> - C1 * <text:span text:style-name="T7">d18</text:span>;</text:p>
            <text:p/>
            <text:p>d23*d29-d18*d30 = C1*(d23*d23+d18*d18)</text:p>
            <text:p>d18*d29+d23*d30 = S1*(d23*d23+d18*d18)</text:p>
            <text:p>Q1 = arctan2(C1,S1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18.007cm" svg:height="25.32cm" svg:x="1.504cm" svg:y="1.364cm">
          <draw:text-box>
            <text:p><text:s text:c="2"/>d1 <text:s/>= C6 * C7;</text:p>
            <text:p><text:s text:c="2"/>d2 <text:s/>= S6 * C7;</text:p>
            <text:p><text:s text:c="2"/>d3 <text:s/>= C5 * d1 - S5 * S7;</text:p>
            <text:p><text:s text:c="2"/>d4 <text:s/>= S5 * d1 + C5 * S7;</text:p>
            <text:p><text:s text:c="2"/>d5 <text:s/>=-C5 * S6;</text:p>
            <text:p><text:s text:c="2"/>d6 <text:s/>=-S5 * S6;</text:p>
            <text:p><text:s text:c="2"/>d7 <text:s/>= <text:span text:style-name="T1">C4</text:span> * d3 + <text:span text:style-name="T1">S4</text:span> * d2;</text:p>
            <text:p><text:s text:c="2"/>d8 <text:s/>=-<text:span text:style-name="T1">S4</text:span> * d3 + <text:span text:style-name="T1">C4</text:span> * d2;</text:p>
            <text:p><text:s text:c="2"/>d9 <text:s/>= <text:span text:style-name="T1">C4</text:span> * d5 + <text:span text:style-name="T1">S4</text:span> * C6;</text:p>
            <text:p><text:s text:c="2"/>d10 =-<text:span text:style-name="T1">S4</text:span> * d5 + <text:span text:style-name="T1">C4</text:span> * C6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d13 = <text:span text:style-name="T4">C3</text:span> * d7 - <text:span text:style-name="T4">S3</text:span> * d4;</text:p>
            <text:p><text:s text:c="2"/><text:span text:style-name="T9">d14</text:span> =-<text:span text:style-name="T4">S3</text:span> * d7 - <text:span text:style-name="T4">C3</text:span> * d4; </text:p>
            <text:p><text:s text:c="2"/>d15 = <text:span text:style-name="T4">C3</text:span> * d9 - <text:span text:style-name="T4">S3</text:span> * d6;</text:p>
            <text:p><text:s text:c="2"/><text:span text:style-name="T9">d16</text:span> =-<text:span text:style-name="T4">S3</text:span> * d9 - <text:span text:style-name="T4">C3</text:span> * d6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C2 * d13 - S2 * d8; </text:p>
            <text:p><text:s text:c="2"/><text:span text:style-name="T6">d20</text:span> = S2 * d13 + C2 * d8;</text:p>
            <text:p><text:s text:c="2"/><text:span text:style-name="T9">d21</text:span> = C2 * d15 - S2 * d10;</text:p>
            <text:p><text:s text:c="2"/><text:span text:style-name="T6">d22</text:span> = S2 * d15 + C2 * d10;</text:p>
            <text:p><text:s text:c="2"/><text:span text:style-name="T8">d23</text:span> = C2 * <text:span text:style-name="T7">d17</text:span> - S2 * (<text:span text:style-name="T2">d12</text:span> + <text:span text:style-name="T3">r3</text:span>);</text:p>
            <text:p><text:s text:c="2"/><text:span text:style-name="T6">d24</text:span> = S2 * <text:span text:style-name="T7">d17</text:span> + C2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17*d23+(d12+r3)*d24=C2*(d17*d17+(d12+r3)*(d12+r3))</text:p>
            <text:p>-(d12+r3)*d23+d17*d24=-S2*((d12+r3)*(d12+r3)+d17*d17)</text:p>
            <text:p>q2=arctan2(C2,S2)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layer="layout" svg:width="18.007cm" svg:height="25.847cm" svg:x="1.504cm" svg:y="1.364cm">
          <draw:text-box>
            <text:p><text:s text:c="2"/>d1 <text:s/>= C6 * C7;</text:p>
            <text:p><text:s text:c="2"/>d2 <text:s/>= S6 * C7;</text:p>
            <text:p><text:s text:c="2"/>d3 <text:s/>= C5 * d1 - S5 * S7;</text:p>
            <text:p><text:s text:c="2"/>d4 <text:s/>= S5 * d1 + C5 * S7;</text:p>
            <text:p><text:s text:c="2"/>d5 <text:s/>=-C5 * S6;</text:p>
            <text:p><text:s text:c="2"/>d6 <text:s/>=-S5 * S6;</text:p>
            <text:p><text:s text:c="2"/>d7 <text:s/>= <text:span text:style-name="T1">C4</text:span> * d3 + <text:span text:style-name="T1">S4</text:span> * d2;</text:p>
            <text:p><text:s/><text:span text:style-name="T11"><text:s/></text:span><text:span text:style-name="T11">d8</text:span> <text:s/>=-<text:span text:style-name="T1">S4</text:span> * d3 + <text:span text:style-name="T1">C4</text:span> * d2;</text:p>
            <text:p><text:s text:c="2"/>d9 <text:s/>= <text:span text:style-name="T1">C4</text:span> * d5 + <text:span text:style-name="T1">S4</text:span> * C6;</text:p>
            <text:p><text:s text:c="2"/><text:span text:style-name="T11">d10</text:span> =-<text:span text:style-name="T1">S4</text:span> * d5 + <text:span text:style-name="T1">C4</text:span> * C6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<text:span text:style-name="T11">d13</text:span> = <text:span text:style-name="T4">C3</text:span> * d7 - <text:span text:style-name="T4">S3</text:span> * d4;</text:p>
            <text:p><text:s text:c="2"/><text:span text:style-name="T9">d14</text:span> =-<text:span text:style-name="T4">S3</text:span> * d7 - <text:span text:style-name="T4">C3</text:span> * d4; </text:p>
            <text:p><text:s text:c="2"/><text:span text:style-name="T11">d15</text:span> = <text:span text:style-name="T4">C3</text:span> * d9 - <text:span text:style-name="T4">S3</text:span> * d6;</text:p>
            <text:p><text:s text:c="2"/><text:span text:style-name="T9">d16</text:span> =-<text:span text:style-name="T4">S3</text:span> * d9 - <text:span text:style-name="T4">C3</text:span> * d6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<text:span text:style-name="T12">C2</text:span> * <text:span text:style-name="T11">d13</text:span> - <text:span text:style-name="T12">S2</text:span> * <text:span text:style-name="T11">d8</text:span>; </text:p>
            <text:p><text:s text:c="2"/><text:span text:style-name="T6">d20</text:span> = <text:span text:style-name="T12">S2</text:span> * <text:span text:style-name="T11">d13</text:span> + <text:span text:style-name="T12">C2</text:span> * <text:span text:style-name="T11">d8</text:span>;</text:p>
            <text:p><text:s text:c="2"/><text:span text:style-name="T9">d21</text:span> = <text:span text:style-name="T12">C2</text:span> * <text:span text:style-name="T11">d15</text:span> - <text:span text:style-name="T12">S2</text:span> * <text:span text:style-name="T11">d10</text:span>;</text:p>
            <text:p><text:s text:c="2"/><text:span text:style-name="T6">d22</text:span> = <text:span text:style-name="T12">S2</text:span> * <text:span text:style-name="T11">d15</text:span> + <text:span text:style-name="T12">C2</text:span> * <text:span text:style-name="T11">d10</text:span>;</text:p>
            <text:p><text:s text:c="2"/><text:span text:style-name="T8">d23</text:span> = <text:span text:style-name="T12">C2</text:span> * <text:span text:style-name="T7">d17</text:span> - <text:span text:style-name="T12">S2</text:span> * (<text:span text:style-name="T2">d12</text:span> + <text:span text:style-name="T3">r3</text:span>);</text:p>
            <text:p><text:s text:c="2"/><text:span text:style-name="T6">d24</text:span> = <text:span text:style-name="T12">S2</text:span> * <text:span text:style-name="T7">d17</text:span> + <text:span text:style-name="T12">C2</text:span>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15 = C2*d21+S2*d22</text:p>
            <text:p>d10 =-S2*d21+C2*d22</text:p>
            <text:p>d13 = C2*d19 + S2*d20</text:p>
            <text:p>d8 = -S2d19 + C2*d20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layer="layout" svg:width="18.007cm" svg:height="25.847cm" svg:x="1.504cm" svg:y="1.364cm">
          <draw:text-box>
            <text:p><text:s text:c="2"/>d1 <text:s/>= C6 * C7;</text:p>
            <text:p><text:s text:c="2"/>d2 <text:s/>= S6 * C7;</text:p>
            <text:p><text:s text:c="2"/>d3 <text:s/>= C5 * d1 - S5 * S7;</text:p>
            <text:p><text:s/><text:span text:style-name="T13"><text:s/></text:span><text:span text:style-name="T13">d4 </text:span><text:s/>= S5 * d1 + C5 * S7;</text:p>
            <text:p><text:s text:c="2"/>d5 <text:s/>=-C5 * S6;</text:p>
            <text:p><text:s text:c="2"/><text:span text:style-name="T13">d6</text:span> <text:s/>=-S5 * S6;</text:p>
            <text:p><text:s text:c="2"/><text:span text:style-name="T13">d7</text:span> <text:s/>= <text:span text:style-name="T1">C4</text:span> * d3 + <text:span text:style-name="T1">S4</text:span> * d2;</text:p>
            <text:p><text:s/><text:span text:style-name="T11"><text:s/></text:span><text:span text:style-name="T11">d8</text:span> <text:s/>=-<text:span text:style-name="T1">S4</text:span> * d3 + <text:span text:style-name="T1">C4</text:span> * d2;</text:p>
            <text:p><text:s text:c="2"/><text:span text:style-name="T13">d9</text:span> <text:s/>= <text:span text:style-name="T1">C4</text:span> * d5 + <text:span text:style-name="T1">S4</text:span> * C6;</text:p>
            <text:p><text:s text:c="2"/><text:span text:style-name="T11">d10</text:span> =-<text:span text:style-name="T1">S4</text:span> * d5 + <text:span text:style-name="T1">C4</text:span> * C6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<text:span text:style-name="T11">d13</text:span> = <text:span text:style-name="T4">C3</text:span> * <text:span text:style-name="T13">d7</text:span> - <text:span text:style-name="T4">S3</text:span> * <text:span text:style-name="T13">d4</text:span>;</text:p>
            <text:p><text:s text:c="2"/><text:span text:style-name="T9">d14</text:span> =-<text:span text:style-name="T4">S3</text:span> * <text:span text:style-name="T13">d7</text:span> - <text:span text:style-name="T4">C3</text:span> * <text:span text:style-name="T13">d4</text:span>; </text:p>
            <text:p><text:s text:c="2"/><text:span text:style-name="T11">d15</text:span> = <text:span text:style-name="T4">C3</text:span> * <text:span text:style-name="T13">d9</text:span> - <text:span text:style-name="T4">S3</text:span> * <text:span text:style-name="T13">d6</text:span>;</text:p>
            <text:p><text:s text:c="2"/><text:span text:style-name="T9">d16</text:span> =-<text:span text:style-name="T4">S3</text:span> * <text:span text:style-name="T13">d9</text:span> - <text:span text:style-name="T4">C3</text:span> * <text:span text:style-name="T13">d6</text:span>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<text:span text:style-name="T12">C2</text:span> * <text:span text:style-name="T11">d13</text:span> - <text:span text:style-name="T12">S2</text:span> * <text:span text:style-name="T11">d8</text:span>; </text:p>
            <text:p><text:s text:c="2"/><text:span text:style-name="T6">d20</text:span> = <text:span text:style-name="T12">S2</text:span> * <text:span text:style-name="T11">d13</text:span> + <text:span text:style-name="T12">C2</text:span> * <text:span text:style-name="T11">d8</text:span>;</text:p>
            <text:p><text:s text:c="2"/><text:span text:style-name="T9">d21</text:span> = <text:span text:style-name="T12">C2</text:span> * <text:span text:style-name="T11">d15</text:span> - <text:span text:style-name="T12">S2</text:span> * <text:span text:style-name="T11">d10</text:span>;</text:p>
            <text:p><text:s text:c="2"/><text:span text:style-name="T6">d22</text:span> = <text:span text:style-name="T12">S2</text:span> * <text:span text:style-name="T11">d15</text:span> + <text:span text:style-name="T12">C2</text:span> * <text:span text:style-name="T11">d10</text:span>;</text:p>
            <text:p><text:s text:c="2"/><text:span text:style-name="T8">d23</text:span> = <text:span text:style-name="T12">C2</text:span> * <text:span text:style-name="T7">d17</text:span> - <text:span text:style-name="T12">S2</text:span> * (<text:span text:style-name="T2">d12</text:span> + <text:span text:style-name="T3">r3</text:span>);</text:p>
            <text:p><text:s text:c="2"/><text:span text:style-name="T6">d24</text:span> = <text:span text:style-name="T12">S2</text:span> * <text:span text:style-name="T7">d17</text:span> + <text:span text:style-name="T12">C2</text:span>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9= C3*d15-S3d16</text:p>
            <text:p>d6= -S3*d15-C3*d6</text:p>
            <text:p>d7= C3*d13-S3*d14</text:p>
            <text:p>d4= -S3*d13-C3*d1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layer="layout" svg:width="18.007cm" svg:height="25.32cm" svg:x="1.504cm" svg:y="1.364cm">
          <draw:text-box>
            <text:p><text:s text:c="2"/>d1 <text:s/>= C6 * C7;</text:p>
            <text:p><text:s text:c="2"/><text:span text:style-name="T14">d2</text:span> <text:s/>= S6 * C7;</text:p>
            <text:p><text:s text:c="2"/><text:span text:style-name="T14">d3</text:span> <text:s/>= C5 * d1 - S5 * S7;</text:p>
            <text:p><text:s/><text:span text:style-name="T13"><text:s/></text:span><text:span text:style-name="T13">d4 </text:span><text:s/>= S5 * d1 + C5 * S7;</text:p>
            <text:p><text:s text:c="2"/><text:span text:style-name="T14">d5</text:span> <text:s/>=-C5 * S6;</text:p>
            <text:p><text:s text:c="2"/><text:span text:style-name="T13">d6</text:span> <text:s/>=-S5 * S6;</text:p>
            <text:p><text:s text:c="2"/><text:span text:style-name="T13">d7</text:span> <text:s/>= <text:span text:style-name="T1">C4</text:span> * <text:span text:style-name="T14">d3</text:span> + <text:span text:style-name="T1">S4</text:span> * <text:span text:style-name="T14">d2</text:span>;</text:p>
            <text:p><text:s/><text:span text:style-name="T11"><text:s/></text:span><text:span text:style-name="T11">d8</text:span> <text:s/>=-<text:span text:style-name="T1">S4</text:span> * <text:span text:style-name="T14">d3</text:span> + <text:span text:style-name="T1">C4</text:span> * <text:span text:style-name="T14">d2</text:span>;</text:p>
            <text:p><text:s text:c="2"/><text:span text:style-name="T13">d9</text:span> <text:s/>= <text:span text:style-name="T1">C4</text:span> * <text:span text:style-name="T14">d5</text:span> + <text:span text:style-name="T1">S4</text:span> * <text:span text:style-name="T14">C6</text:span>;</text:p>
            <text:p><text:s text:c="2"/><text:span text:style-name="T11">d10</text:span> =-<text:span text:style-name="T1">S4</text:span> * <text:span text:style-name="T14">d5</text:span> + <text:span text:style-name="T1">C4</text:span> * <text:span text:style-name="T14">C6</text:span>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<text:span text:style-name="T11">d13</text:span> = <text:span text:style-name="T4">C3</text:span> * <text:span text:style-name="T13">d7</text:span> - <text:span text:style-name="T4">S3</text:span> * <text:span text:style-name="T13">d4</text:span>;</text:p>
            <text:p><text:s text:c="2"/><text:span text:style-name="T9">d14</text:span> =-<text:span text:style-name="T4">S3</text:span> * <text:span text:style-name="T13">d7</text:span> - <text:span text:style-name="T4">C3</text:span> * <text:span text:style-name="T13">d4</text:span>; </text:p>
            <text:p><text:s text:c="2"/><text:span text:style-name="T11">d15</text:span> = <text:span text:style-name="T4">C3</text:span> * <text:span text:style-name="T13">d9</text:span> - <text:span text:style-name="T4">S3</text:span> * <text:span text:style-name="T13">d6</text:span>;</text:p>
            <text:p><text:s text:c="2"/><text:span text:style-name="T9">d16</text:span> =-<text:span text:style-name="T4">S3</text:span> * <text:span text:style-name="T13">d9</text:span> - <text:span text:style-name="T4">C3</text:span> * <text:span text:style-name="T13">d6</text:span>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<text:span text:style-name="T12">C2</text:span> * <text:span text:style-name="T11">d13</text:span> - <text:span text:style-name="T12">S2</text:span> * <text:span text:style-name="T11">d8</text:span>; </text:p>
            <text:p><text:s text:c="2"/><text:span text:style-name="T6">d20</text:span> = <text:span text:style-name="T12">S2</text:span> * <text:span text:style-name="T11">d13</text:span> + <text:span text:style-name="T12">C2</text:span> * <text:span text:style-name="T11">d8</text:span>;</text:p>
            <text:p><text:s text:c="2"/><text:span text:style-name="T9">d21</text:span> = <text:span text:style-name="T12">C2</text:span> * <text:span text:style-name="T11">d15</text:span> - <text:span text:style-name="T12">S2</text:span> * <text:span text:style-name="T11">d10</text:span>;</text:p>
            <text:p><text:s text:c="2"/><text:span text:style-name="T6">d22</text:span> = <text:span text:style-name="T12">S2</text:span> * <text:span text:style-name="T11">d15</text:span> + <text:span text:style-name="T12">C2</text:span> * <text:span text:style-name="T11">d10</text:span>;</text:p>
            <text:p><text:s text:c="2"/><text:span text:style-name="T8">d23</text:span> = <text:span text:style-name="T12">C2</text:span> * <text:span text:style-name="T7">d17</text:span> - <text:span text:style-name="T12">S2</text:span> * (<text:span text:style-name="T2">d12</text:span> + <text:span text:style-name="T3">r3</text:span>);</text:p>
            <text:p><text:s text:c="2"/><text:span text:style-name="T6">d24</text:span> = <text:span text:style-name="T12">S2</text:span> * <text:span text:style-name="T7">d17</text:span> + <text:span text:style-name="T12">C2</text:span>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5= c4*d9-S4*d10</text:p>
            <text:p>C6=S4*d9+C4*d10</text:p>
            <text:p>d3= C4*d7-S4*d8</text:p>
            <text:p>d2= S4*d7+C4*d8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layer="layout" svg:width="18.007cm" svg:height="25.847cm" svg:x="1.504cm" svg:y="1.364cm">
          <draw:text-box>
            <text:p><text:s text:c="2"/>d1 <text:s/>= C6 * C7;</text:p>
            <text:p><text:s text:c="2"/><text:span text:style-name="T14">d2</text:span> <text:s/>= S6 * C7;</text:p>
            <text:p><text:s text:c="2"/><text:span text:style-name="T14">d3</text:span> <text:s/>= <text:span text:style-name="T15">C5</text:span> * d1 - <text:span text:style-name="T15">S5</text:span> * S7;</text:p>
            <text:p><text:s/><text:span text:style-name="T13"><text:s/></text:span><text:span text:style-name="T13">d4 </text:span><text:s/>= <text:span text:style-name="T15">S5</text:span> * d1 + <text:span text:style-name="T15">C5</text:span> * S7;</text:p>
            <text:p><text:s text:c="2"/><text:span text:style-name="T14">d5</text:span> <text:s/>=-<text:span text:style-name="T15">C5</text:span> * <text:span text:style-name="T3">S6</text:span>;</text:p>
            <text:p><text:s text:c="2"/><text:span text:style-name="T13">d6</text:span> <text:s/>=-<text:span text:style-name="T15">S5</text:span> * <text:span text:style-name="T3">S6</text:span>;</text:p>
            <text:p><text:s text:c="2"/><text:span text:style-name="T13">d7</text:span> <text:s/>= <text:span text:style-name="T1">C4</text:span> * <text:span text:style-name="T14">d3</text:span> + <text:span text:style-name="T1">S4</text:span> * <text:span text:style-name="T14">d2</text:span>;</text:p>
            <text:p><text:s/><text:span text:style-name="T11"><text:s/></text:span><text:span text:style-name="T11">d8</text:span> <text:s/>=-<text:span text:style-name="T1">S4</text:span> * <text:span text:style-name="T14">d3</text:span> + <text:span text:style-name="T1">C4</text:span> * <text:span text:style-name="T14">d2</text:span>;</text:p>
            <text:p><text:s text:c="2"/><text:span text:style-name="T13">d9</text:span> <text:s/>= <text:span text:style-name="T1">C4</text:span> * <text:span text:style-name="T14">d5</text:span> + <text:span text:style-name="T1">S4</text:span> * <text:span text:style-name="T14">C6</text:span>;</text:p>
            <text:p><text:s text:c="2"/><text:span text:style-name="T11">d10</text:span> =-<text:span text:style-name="T1">S4</text:span> * <text:span text:style-name="T14">d5</text:span> + <text:span text:style-name="T1">C4</text:span> * <text:span text:style-name="T14">C6</text:span>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<text:span text:style-name="T11">d13</text:span> = <text:span text:style-name="T4">C3</text:span> * <text:span text:style-name="T13">d7</text:span> - <text:span text:style-name="T4">S3</text:span> * <text:span text:style-name="T13">d4</text:span>;</text:p>
            <text:p><text:s text:c="2"/><text:span text:style-name="T9">d14</text:span> =-<text:span text:style-name="T4">S3</text:span> * <text:span text:style-name="T13">d7</text:span> - <text:span text:style-name="T4">C3</text:span> * <text:span text:style-name="T13">d4</text:span>; </text:p>
            <text:p><text:s text:c="2"/><text:span text:style-name="T11">d15</text:span> = <text:span text:style-name="T4">C3</text:span> * <text:span text:style-name="T13">d9</text:span> - <text:span text:style-name="T4">S3</text:span> * <text:span text:style-name="T13">d6</text:span>;</text:p>
            <text:p><text:s text:c="2"/><text:span text:style-name="T9">d16</text:span> =-<text:span text:style-name="T4">S3</text:span> * <text:span text:style-name="T13">d9</text:span> - <text:span text:style-name="T4">C3</text:span> * <text:span text:style-name="T13">d6</text:span>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<text:span text:style-name="T12">C2</text:span> * <text:span text:style-name="T11">d13</text:span> - <text:span text:style-name="T12">S2</text:span> * <text:span text:style-name="T11">d8</text:span>; </text:p>
            <text:p><text:s text:c="2"/><text:span text:style-name="T6">d20</text:span> = <text:span text:style-name="T12">S2</text:span> * <text:span text:style-name="T11">d13</text:span> + <text:span text:style-name="T12">C2</text:span> * <text:span text:style-name="T11">d8</text:span>;</text:p>
            <text:p><text:s text:c="2"/><text:span text:style-name="T9">d21</text:span> = <text:span text:style-name="T12">C2</text:span> * <text:span text:style-name="T11">d15</text:span> - <text:span text:style-name="T12">S2</text:span> * <text:span text:style-name="T11">d10</text:span>;</text:p>
            <text:p><text:s text:c="2"/><text:span text:style-name="T6">d22</text:span> = <text:span text:style-name="T12">S2</text:span> * <text:span text:style-name="T11">d15</text:span> + <text:span text:style-name="T12">C2</text:span> * <text:span text:style-name="T11">d10</text:span>;</text:p>
            <text:p><text:s text:c="2"/><text:span text:style-name="T8">d23</text:span> = <text:span text:style-name="T12">C2</text:span> * <text:span text:style-name="T7">d17</text:span> - <text:span text:style-name="T12">S2</text:span> * (<text:span text:style-name="T2">d12</text:span> + <text:span text:style-name="T3">r3</text:span>);</text:p>
            <text:p><text:s text:c="2"/><text:span text:style-name="T6">d24</text:span> = <text:span text:style-name="T12">S2</text:span> * <text:span text:style-name="T7">d17</text:span> + <text:span text:style-name="T12">C2</text:span>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5*d5+d6*d6=S6*S6 <text:s text:c="2"/>S6= e3*sqrt(S6*S6)</text:p>
            <text:p>q6=arctan2(C6,S6)</text:p>
            <text:p>C5=-d5/S6</text:p>
            <text:p>S5=-d6/S6</text:p>
            <text:p>q5=arctan2(C5,S5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layer="layout" svg:width="18.007cm" svg:height="25.777cm" svg:x="1.504cm" svg:y="1.364cm">
          <draw:text-box>
            <text:p><text:s text:c="2"/><text:span text:style-name="T7">d1 </text:span><text:s/>= <text:span text:style-name="T14">C6</text:span> * C7;</text:p>
            <text:p><text:s text:c="2"/><text:span text:style-name="T14">d2</text:span> <text:s/>= <text:span text:style-name="T3">S6</text:span> * C7;</text:p>
            <text:p><text:s text:c="2"/><text:span text:style-name="T14">d3</text:span> <text:s/>= <text:span text:style-name="T15">C5</text:span> * <text:span text:style-name="T7">d1</text:span> - <text:span text:style-name="T15">S5</text:span> * S7;</text:p>
            <text:p><text:s/><text:span text:style-name="T13"><text:s/></text:span><text:span text:style-name="T13">d4 </text:span><text:s/>= <text:span text:style-name="T15">S5</text:span> * <text:span text:style-name="T7">d1</text:span> + <text:span text:style-name="T15">C5</text:span> * S7;</text:p>
            <text:p><text:s text:c="2"/><text:span text:style-name="T14">d5</text:span> <text:s/>=-<text:span text:style-name="T15">C5</text:span> * <text:span text:style-name="T3">S6</text:span>;</text:p>
            <text:p><text:s text:c="2"/><text:span text:style-name="T13">d6</text:span> <text:s/>=-<text:span text:style-name="T15">S5</text:span> * <text:span text:style-name="T3">S6</text:span>;</text:p>
            <text:p><text:s text:c="2"/><text:span text:style-name="T13">d7</text:span> <text:s/>= <text:span text:style-name="T1">C4</text:span> * <text:span text:style-name="T14">d3</text:span> + <text:span text:style-name="T1">S4</text:span> * <text:span text:style-name="T14">d2</text:span>;</text:p>
            <text:p><text:s/><text:span text:style-name="T11"><text:s/></text:span><text:span text:style-name="T11">d8</text:span> <text:s/>=-<text:span text:style-name="T1">S4</text:span> * <text:span text:style-name="T14">d3</text:span> + <text:span text:style-name="T1">C4</text:span> * <text:span text:style-name="T14">d2</text:span>;</text:p>
            <text:p><text:s text:c="2"/><text:span text:style-name="T13">d9</text:span> <text:s/>= <text:span text:style-name="T1">C4</text:span> * <text:span text:style-name="T14">d5</text:span> + <text:span text:style-name="T1">S4</text:span> * <text:span text:style-name="T14">C6</text:span>;</text:p>
            <text:p><text:s text:c="2"/><text:span text:style-name="T11">d10</text:span> =-<text:span text:style-name="T1">S4</text:span> * <text:span text:style-name="T14">d5</text:span> + <text:span text:style-name="T1">C4</text:span> * <text:span text:style-name="T14">C6</text:span>;</text:p>
            <text:p><text:s text:c="2"/><text:span text:style-name="T2">d11</text:span> = <text:span text:style-name="T1">S4</text:span> * <text:span text:style-name="T3">r5</text:span>;</text:p>
            <text:p><text:s text:c="2"/><text:span text:style-name="T2">d12</text:span> = <text:span text:style-name="T1">C4</text:span> * <text:span text:style-name="T3">r5</text:span>;</text:p>
            <text:p><text:s text:c="2"/><text:span text:style-name="T11">d13</text:span> = <text:span text:style-name="T4">C3</text:span> * <text:span text:style-name="T13">d7</text:span> - <text:span text:style-name="T4">S3</text:span> * <text:span text:style-name="T13">d4</text:span>;</text:p>
            <text:p><text:s text:c="2"/><text:span text:style-name="T9">d14</text:span> =-<text:span text:style-name="T4">S3</text:span> * <text:span text:style-name="T13">d7</text:span> - <text:span text:style-name="T4">C3</text:span> * <text:span text:style-name="T13">d4</text:span>; </text:p>
            <text:p><text:s text:c="2"/><text:span text:style-name="T11">d15</text:span> = <text:span text:style-name="T4">C3</text:span> * <text:span text:style-name="T13">d9</text:span> - <text:span text:style-name="T4">S3</text:span> * <text:span text:style-name="T13">d6</text:span>;</text:p>
            <text:p><text:s text:c="2"/><text:span text:style-name="T9">d16</text:span> =-<text:span text:style-name="T4">S3</text:span> * <text:span text:style-name="T13">d9</text:span> - <text:span text:style-name="T4">C3</text:span> * <text:span text:style-name="T13">d6</text:span>; </text:p>
            <text:p><text:s text:c="2"/><text:span text:style-name="T5">d17</text:span> = <text:span text:style-name="T4">C3</text:span> * <text:span text:style-name="T2">d11</text:span>;</text:p>
            <text:p><text:s text:c="2"/><text:span text:style-name="T5">d18</text:span> =-<text:span text:style-name="T4">S3</text:span> * <text:span text:style-name="T2">d11</text:span>;</text:p>
            <text:p><text:s text:c="2"/><text:span text:style-name="T9">d19</text:span> = <text:span text:style-name="T12">C2</text:span> * <text:span text:style-name="T11">d13</text:span> - <text:span text:style-name="T12">S2</text:span> * <text:span text:style-name="T11">d8</text:span>; </text:p>
            <text:p><text:s text:c="2"/><text:span text:style-name="T6">d20</text:span> = <text:span text:style-name="T12">S2</text:span> * <text:span text:style-name="T11">d13</text:span> + <text:span text:style-name="T12">C2</text:span> * <text:span text:style-name="T11">d8</text:span>;</text:p>
            <text:p><text:s text:c="2"/><text:span text:style-name="T9">d21</text:span> = <text:span text:style-name="T12">C2</text:span> * <text:span text:style-name="T11">d15</text:span> - <text:span text:style-name="T12">S2</text:span> * <text:span text:style-name="T11">d10</text:span>;</text:p>
            <text:p><text:s text:c="2"/><text:span text:style-name="T6">d22</text:span> = <text:span text:style-name="T12">S2</text:span> * <text:span text:style-name="T11">d15</text:span> + <text:span text:style-name="T12">C2</text:span> * <text:span text:style-name="T11">d10</text:span>;</text:p>
            <text:p><text:s text:c="2"/><text:span text:style-name="T8">d23</text:span> = <text:span text:style-name="T12">C2</text:span> * <text:span text:style-name="T7">d17</text:span> - <text:span text:style-name="T12">S2</text:span> * (<text:span text:style-name="T2">d12</text:span> + <text:span text:style-name="T3">r3</text:span>);</text:p>
            <text:p><text:s text:c="2"/><text:span text:style-name="T6">d24</text:span> = <text:span text:style-name="T12">S2</text:span> * <text:span text:style-name="T7">d17</text:span> + <text:span text:style-name="T12">C2</text:span> * (<text:span text:style-name="T2">d12</text:span> + <text:span text:style-name="T3">r3</text:span>);</text:p>
            <text:p><text:s text:c="2"/><text:span text:style-name="T6">d25</text:span> = <text:span text:style-name="T10">C1</text:span> * <text:span text:style-name="T9">d19</text:span> + <text:span text:style-name="T10">S1</text:span> * <text:span text:style-name="T9">d14</text:span>;</text:p>
            <text:p><text:s text:c="2"/><text:span text:style-name="T6">d26</text:span> = <text:span text:style-name="T10">S1</text:span> * <text:span text:style-name="T9">d19</text:span> - <text:span text:style-name="T10">C1</text:span> * <text:span text:style-name="T9">d14</text:span>;</text:p>
            <text:p><text:s text:c="2"/><text:span text:style-name="T6">d27</text:span> = <text:span text:style-name="T10">C1</text:span> * <text:span text:style-name="T9">d21</text:span> + <text:span text:style-name="T10">S1</text:span> * <text:span text:style-name="T9">d16</text:span>;</text:p>
            <text:p><text:s text:c="2"/><text:span text:style-name="T6">d28</text:span> = <text:span text:style-name="T10">S1</text:span> * <text:span text:style-name="T9">d21</text:span> - <text:span text:style-name="T10">C1</text:span> * <text:span text:style-name="T9">d16</text:span>;</text:p>
            <text:p><text:s text:c="2"/><text:span text:style-name="T6">d29</text:span> = <text:span text:style-name="T10">C1</text:span> * <text:span text:style-name="T8">d23</text:span> + <text:span text:style-name="T10">S1</text:span> * <text:span text:style-name="T7">d18</text:span>;</text:p>
            <text:p><text:s text:c="2"/><text:span text:style-name="T6">d30</text:span> = <text:span text:style-name="T10">S1</text:span> * <text:span text:style-name="T8">d23</text:span> - <text:span text:style-name="T10">C1</text:span> * <text:span text:style-name="T7">d18</text:span>;</text:p>
            <text:p/>
            <text:p>d1=C5*d3+S5*d4</text:p>
            <text:p>S7=-S5*d3+C5*d4</text:p>
            <text:p>C7=C6*d1+S6d2</text:p>
            <text:p>q7=arctan2(C7,S7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5cm" presentation:class="title" presentation:placeholder="true">
        <draw:text-box/>
      </draw:frame>
      <draw:frame presentation:style-name="Standard-outline1" draw:layer="backgroundobjects" svg:width="18.899cm" svg:height="18.479cm" svg:x="1.05cm" svg:y="6.551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656cm" svg:height="1.931cm" svg:x="7.182cm" svg:y="25.50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892cm" svg:height="1.931cm" svg:x="15.057cm" svg:y="25.507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Sidobre</meta:initial-creator>
    <meta:creation-date>2010-03-25T13:55:44</meta:creation-date>
    <dc:date>2010-03-25T22:56:50</dc:date>
    <dc:creator>Daniel Sidobre</dc:creator>
    <meta:editing-duration>PT08H45M55S</meta:editing-duration>
    <meta:editing-cycles>9</meta:editing-cycles>
    <meta:generator>OpenOffice.org/3.2$Unix OpenOffice.org_project/320m12$Build-9483</meta:generator>
    <meta:document-statistic meta:object-count="45"/>
  </office:meta>
</office:document-meta>
</file>